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437b" officeooo:paragraph-rsid="0011437b"/>
    </style:style>
    <style:style style:name="P2" style:family="paragraph" style:parent-style-name="Standard">
      <style:text-properties officeooo:rsid="0011437b" officeooo:paragraph-rsid="0011437b"/>
    </style:style>
    <style:style style:name="P3" style:family="paragraph" style:parent-style-name="Standard" style:list-style-name="L1">
      <style:text-properties officeooo:rsid="0012ba38" officeooo:paragraph-rsid="0012ba38"/>
    </style:style>
    <style:style style:name="P4" style:family="paragraph">
      <style:text-properties officeooo:rsid="0011437b" officeooo:paragraph-rsid="0011437b"/>
    </style:style>
    <style:style style:name="T1" style:family="text">
      <style:text-properties officeooo:rsid="0012ba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 text:c="4"/>Give types of:</text:p>
      <text:list xml:id="list8883614268926679961" text:style-name="L1">
        <text:list-header>
          <text:p text:style-name="P1"/>
        </text:list-header>
        <text:list-item>
          <text:p text:style-name="P1">f .x = 3</text:p>
        </text:list-item>
        <text:list-item>
          <text:p text:style-name="P3">f. 2</text:p>
        </text:list-item>
        <text:list-item>
          <text:p text:style-name="P1">f.x</text:p>
        </text:list-item>
        <text:list-item>
          <text:p text:style-name="P1">x.f</text:p>
        </text:list-item>
        <text:list-item>
          <text:p text:style-name="P1">(.)</text:p>
        </text:list-item>
        <text:list-item>
          <text:p text:style-name="P1">g(f.x) <text:s text:c="2"/></text:p>
        </text:list-item>
        <text:list-item>
          <text:p text:style-name="P1">[(+1), <text:s/>(1+), (+)]</text:p>
        </text:list-item>
        <text:list-item>
          <text:p text:style-name="P1">(‘a’, ord.’a’)</text:p>
        </text:list-item>
        <text:list-item>
          <text:p text:style-name="P1">(+).y</text:p>
        </text:list-item>
        <text:list-item>
          <text:p text:style-name="P3">k where k.x.y = x</text:p>
          <text:p text:style-name="P3">k.3, <text:s/>k.’a’, <text:s text:c="2"/>k.(+)</text:p>
        </text:list-item>
      </text:list>
      <text:p text:style-name="P2"/>
      <text:p text:style-name="P2">2. What does following function compute?</text:p>
      <text:p text:style-name="P2"/>
      <text:p text:style-name="P2"><text:s/>m.x.y </text:p>
      <text:p text:style-name="P2"><text:s text:c="5"/>| x &lt;= y = y</text:p>
      <text:p text:style-name="P2"><text:s text:c="5"/>| otherwise = x</text:p>
      <text:p text:style-name="P2"/>
      <text:p text:style-name="P2"><text:s/>Type of m?</text:p>
      <text:p text:style-name="P2"><text:s/>Type of m.x?</text:p>
      <text:p text:style-name="P2"/>
      <text:p text:style-name="P2">3. <text:s/>What is the type of reduce.m.0? What does it compute?</text:p>
      <text:p text:style-name="P2"><text:s/></text:p>
      <text:p text:style-name="P2"><text:span text:style-name="T1">4. True or False?</text:span></text:p>
      <text:p text:style-name="P2"><text:s text:c="5"/><text:span text:style-name="T1">sum(x++y) = sum.x + sum.y</text:span></text:p>
      <text:p text:style-name="P2"><text:s text:c="5"/><text:span text:style-name="T1">length.(x++y) = length.x + length.y</text:span></text:p>
      <text:p text:style-name="P2"><text:s text:c="5"/><text:span text:style-name="T1">map.f.(x ++y) = map.f.x ++ mapf.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3:51:53.168165122</meta:creation-date>
    <dc:date>2017-08-22T14:07:56.510677845</dc:date>
    <meta:editing-duration>PT5M13S</meta:editing-duration>
    <meta:editing-cycles>1</meta:editing-cycles>
    <meta:document-statistic meta:table-count="0" meta:image-count="0" meta:object-count="0" meta:page-count="1" meta:paragraph-count="25" meta:word-count="94" meta:character-count="428" meta:non-whitespace-character-count="327"/>
    <meta:generator>LibreOffice/5.1.4.2$Linux_X86_64 LibreOffice_project/10m0$Build-2</meta:generator>
  </office:meta>
</office:document-meta>
</file>